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1c1c" draw:textarea-horizontal-align="justify" draw:textarea-vertical-align="middle" draw:auto-grow-height="false" fo:min-height="4cm" fo:min-width="58.899cm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cm" fo:min-width="8.499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cm" fo:min-width="19.498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e08b39" draw:textarea-horizontal-align="justify" draw:textarea-vertical-align="middle" draw:auto-grow-height="false" fo:min-height="0.5cm" fo:min-width="58.9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5cm" fo:min-width="7.499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cm" fo:min-width="8.499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5cm" fo:min-width="58.9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e08b39" draw:textarea-horizontal-align="justify" draw:textarea-vertical-align="middle" draw:auto-grow-height="false" fo:min-height="0.25cm" fo:min-width="58.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e08b39" draw:textarea-horizontal-align="justify" draw:textarea-vertical-align="middle" draw:auto-grow-height="false" fo:min-height="4.2cm" fo:min-width="58.9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75cm" fo:min-width="58.9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4.25cm" fo:min-width="5.157cm" loext:decorative="false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4.25cm" fo:min-width="5.158cm" loext:decorative="false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376cm" fo:min-width="1.666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3.5cm" fo:min-width="15cm" style:writing-mode="lr-tb" loext:decorative="false"/>
      <style:paragraph-properties style:writing-mode="lr-tb"/>
    </style:style>
    <style:style style:name="P1" style:family="paragraph">
      <loext:graphic-properties draw:fill-color="#cc1c1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e08b39"/>
      <style:paragraph-properties fo:text-align="center" style:writing-mode="lr-tb"/>
    </style:style>
    <style:style style:name="P5" style:family="paragraph">
      <loext:graphic-properties draw:fill-color="#000000"/>
      <style:paragraph-properties fo:text-align="center" style:writing-mode="lr-tb"/>
    </style:style>
    <style:style style:name="P6" style:family="paragraph">
      <loext:graphic-properties draw:fill-color="#dddddd"/>
      <style:paragraph-properties fo:text-align="center" style:writing-mode="lr-tb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9.399cm" svg:height="4.2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999cm" svg:height="1.75cm" svg:x="2.501cm" svg:y="1cm">
          <text:p text:style-name="P2">LOG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998cm" svg:height="0.75cm" svg:x="16.501cm" svg:y="1.5cm">
          <text:p text:style-name="P2">PESQUIS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9.4cm" svg:height="0.75cm" draw:transform="skewX (0.00139626340159546) translate (0cm 3.5cm)">
          <text:p text:style-name="P2">CATEGORIA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999cm" svg:height="2cm" svg:x="40.087cm" svg:y="1cm"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999cm" svg:height="2.25cm" svg:x="49.5cm" svg:y="1cm">
          <text:p text:style-name="P2">CARRINHO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9.4cm" svg:height="5.25cm" svg:x="0cm" svg:y="4.5cm">
          <text:p text:style-name="P2">IMAGEM DO SIT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9.4cm" svg:height="0.5cm" draw:transform="skewX (0.00191986217719376)">
          <text:p text:style-name="P2">INFORMAÇÕES NECESSÁRIA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9.4cm" svg:height="4.45cm" svg:x="0cm" svg:y="37.55cm">
          <text:p text:style-name="P2">INFORMAÇÕES E EXTRAS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9.4cm" svg:height="1cm" svg:x="0cm" svg:y="10.25cm">
          <text:p text:style-name="P2">PROMOÇÕE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657cm" svg:height="4.5cm" svg:x="1.414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657cm" svg:height="4.5cm" svg:x="8.486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657cm" svg:height="4.5cm" svg:x="15.204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658cm" svg:height="4.5cm" svg:x="21.921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657cm" svg:height="4.5cm" svg:x="28.639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657cm" svg:height="4.5cm" svg:x="35.711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657cm" svg:height="4.5cm" svg:x="42.429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658cm" svg:height="4.5cm" svg:x="49.146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75cm" svg:height="1.25cm" svg:x="56.218cm" svg:y="13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59.4cm" svg:height="1cm" svg:x="0cm" svg:y="22.5cm">
          <text:p text:style-name="P2">DESTAQUE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657cm" svg:height="4.5cm" svg:x="1.414cm" svg:y="2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657cm" svg:height="4.5cm" svg:x="8.486cm" svg:y="2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657cm" svg:height="4.5cm" svg:x="15.204cm" svg:y="24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658cm" svg:height="4.5cm" svg:x="21.921cm" svg:y="2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657cm" svg:height="4.5cm" svg:x="28.639cm" svg:y="2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657cm" svg:height="4.5cm" svg:x="35.711cm" svg:y="2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657cm" svg:height="4.5cm" svg:x="42.429cm" svg:y="24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658cm" svg:height="4.5cm" svg:x="49.146cm" svg:y="24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75cm" svg:height="1.25cm" svg:x="56.218cm" svg:y="2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8" draw:layer="layout" svg:width="15.5cm" svg:height="3.75cm" svg:x="7.706cm" svg:y="17.66cm">
          <text:p text:style-name="P2">ANUNCIO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5.5cm" svg:height="3.75cm" svg:x="33cm" svg:y="17.75cm">
          <text:p text:style-name="P2">ANUNCIO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5.5cm" svg:height="3.75cm" svg:x="7.75cm" svg:y="31cm">
          <text:p text:style-name="P2">ANUNCIO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5.5cm" svg:height="3.75cm" svg:x="33.25cm" svg:y="31cm">
          <text:p text:style-name="P2">ANUNCIO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  <draw:page draw:name="page3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9:54:07.783255364</meta:creation-date>
    <dc:date>2024-02-28T20:16:22.854470330</dc:date>
    <meta:editing-duration>PT2H7M14S</meta:editing-duration>
    <meta:editing-cycles>10</meta:editing-cycles>
    <meta:generator>LibreOffice/7.6.5.2$Linux_X86_64 LibreOffice_project/60$Build-2</meta:generator>
    <meta:document-statistic meta:object-count="33"/>
  </office:meta>
</office:document-meta>
</file>